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cha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29T22:49:20.080197" calcext:value-type="date">
            <text:p>2017-08-29 22:49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29T22:50:19.75503" calcext:value-type="date">
            <text:p>2017-08-29 22:50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date" office:date-value="2017-08-29T22:51:19.429862" calcext:value-type="date">
            <text:p>2017-08-29 22:51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date" office:date-value="2017-08-29T22:52:19.104694" calcext:value-type="date">
            <text:p>2017-08-29 22:52: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date" office:date-value="2017-08-29T22:53:18.779527" calcext:value-type="date">
            <text:p>2017-08-29 22:53: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date" office:date-value="2017-08-29T22:54:18.454359" calcext:value-type="date">
            <text:p>2017-08-29 22:54: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date" office:date-value="2017-08-29T22:55:18.129191" calcext:value-type="date">
            <text:p>2017-08-29 22:55: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date" office:date-value="2017-08-29T22:56:17.804024" calcext:value-type="date">
            <text:p>2017-08-29 22:56: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date" office:date-value="2017-08-29T22:57:17.478856" calcext:value-type="date">
            <text:p>2017-08-29 22:57: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date" office:date-value="2017-08-29T22:58:17.153689" calcext:value-type="date">
            <text:p>2017-08-29 22:58: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29T22:59:16.828521" calcext:value-type="date">
            <text:p>2017-08-29 22:59: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29T23:00:16.503353" calcext:value-type="date">
            <text:p>2017-08-29 23:00: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date" office:date-value="2017-08-29T23:01:16.178185" calcext:value-type="date">
            <text:p>2017-08-29 23:01: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date" office:date-value="2017-08-29T23:02:15.853018" calcext:value-type="date">
            <text:p>2017-08-29 23:02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29T23:03:15.52785" calcext:value-type="date">
            <text:p>2017-08-29 23:03: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8-29T23:04:15.202683" calcext:value-type="date">
            <text:p>2017-08-29 23:04: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date" office:date-value="2017-08-29T23:05:14.877515" calcext:value-type="date">
            <text:p>2017-08-29 23:05: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8-29T23:06:14.552347" calcext:value-type="date">
            <text:p>2017-08-29 23:06: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date" office:date-value="2017-08-29T23:07:14.227179" calcext:value-type="date">
            <text:p>2017-08-29 23:07: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29T23:08:13.902012" calcext:value-type="date">
            <text:p>2017-08-29 23:08: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date" office:date-value="2017-08-29T23:09:13.576844" calcext:value-type="date">
            <text:p>2017-08-29 23:09: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8-29T23:10:13.251677" calcext:value-type="date">
            <text:p>2017-08-29 23:10: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date" office:date-value="2017-08-29T23:11:12.926509" calcext:value-type="date">
            <text:p>2017-08-29 23:11: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date" office:date-value="2017-08-29T23:12:12.601341" calcext:value-type="date">
            <text:p>2017-08-29 23:12: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date" office:date-value="2017-08-29T23:13:12.276174" calcext:value-type="date">
            <text:p>2017-08-29 23:13: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8-29T23:14:11.951006" calcext:value-type="date">
            <text:p>2017-08-29 23:14: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8-29T23:15:11.625838" calcext:value-type="date">
            <text:p>2017-08-29 23:15: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date" office:date-value="2017-08-29T23:16:11.300671" calcext:value-type="date">
            <text:p>2017-08-29 23:16: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date" office:date-value="2017-08-29T23:17:10.975503" calcext:value-type="date">
            <text:p>2017-08-29 23:17: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date" office:date-value="2017-08-29T23:18:10.650336" calcext:value-type="date">
            <text:p>2017-08-29 23:18: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date" office:date-value="2017-08-29T23:19:10.325168" calcext:value-type="date">
            <text:p>2017-08-29 23:19: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29T23:20:10" calcext:value-type="date">
            <text:p>2017-08-29 23:20: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date" office:date-value="2017-08-29T23:21:09.674832" calcext:value-type="date">
            <text:p>2017-08-29 23:21: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date" office:date-value="2017-08-29T23:22:09.349665" calcext:value-type="date">
            <text:p>2017-08-29 23:22: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date" office:date-value="2017-08-29T23:23:09.024497" calcext:value-type="date">
            <text:p>2017-08-29 23:23: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29T23:24:08.69933" calcext:value-type="date">
            <text:p>2017-08-29 23:24: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date" office:date-value="2017-08-29T23:25:08.374162" calcext:value-type="date">
            <text:p>2017-08-29 23:25: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date" office:date-value="2017-08-29T23:26:08.048994" calcext:value-type="date">
            <text:p>2017-08-29 23:26: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date" office:date-value="2017-08-29T23:27:07.723827" calcext:value-type="date">
            <text:p>2017-08-29 23:27: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date" office:date-value="2017-08-29T23:28:07.398659" calcext:value-type="date">
            <text:p>2017-08-29 23:28: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29T23:29:07.073491" calcext:value-type="date">
            <text:p>2017-08-29 23:29: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date" office:date-value="2017-08-29T23:30:06.748324" calcext:value-type="date">
            <text:p>2017-08-29 23:30: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date" office:date-value="2017-08-29T23:31:06.423156" calcext:value-type="date">
            <text:p>2017-08-29 23:31: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date" office:date-value="2017-08-29T23:32:06.097989" calcext:value-type="date">
            <text:p>2017-08-29 23:32: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date" office:date-value="2017-08-29T23:33:05.772821" calcext:value-type="date">
            <text:p>2017-08-29 23:33: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date" office:date-value="2017-08-29T23:34:05.447653" calcext:value-type="date">
            <text:p>2017-08-29 23:34: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date" office:date-value="2017-08-29T23:35:05.122485" calcext:value-type="date">
            <text:p>2017-08-29 23:35: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date" office:date-value="2017-08-29T23:36:04.797318" calcext:value-type="date">
            <text:p>2017-08-29 23:36: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date" office:date-value="2017-08-29T23:37:04.472151" calcext:value-type="date">
            <text:p>2017-08-29 23:37: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date" office:date-value="2017-08-29T23:38:04.146983" calcext:value-type="date">
            <text:p>2017-08-29 23:38: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date" office:date-value="2017-08-29T23:39:03.821815" calcext:value-type="date">
            <text:p>2017-08-29 23:39: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date" office:date-value="2017-08-29T23:40:03.496647" calcext:value-type="date">
            <text:p>2017-08-29 23:40: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date" office:date-value="2017-08-29T23:41:03.171479" calcext:value-type="date">
            <text:p>2017-08-29 23:41: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date" office:date-value="2017-08-29T23:42:02.846312" calcext:value-type="date">
            <text:p>2017-08-29 23:42: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date" office:date-value="2017-08-29T23:43:02.521144" calcext:value-type="date">
            <text:p>2017-08-29 23:43: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8-29T23:44:02.195977" calcext:value-type="date">
            <text:p>2017-08-29 23:44: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date" office:date-value="2017-08-29T23:45:01.870809" calcext:value-type="date">
            <text:p>2017-08-29 23:45: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date" office:date-value="2017-08-29T23:46:01.545641" calcext:value-type="date">
            <text:p>2017-08-29 23:46: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29T23:47:01.220474" calcext:value-type="date">
            <text:p>2017-08-29 23:47: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date" office:date-value="2017-08-29T23:48:00.895306" calcext:value-type="date">
            <text:p>2017-08-29 23:48: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8-29T23:49:00.570138" calcext:value-type="date">
            <text:p>2017-08-29 23:49: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date" office:date-value="2017-08-29T23:50:00.244971" calcext:value-type="date">
            <text:p>2017-08-29 23:50: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date" office:date-value="2017-08-29T23:50:59.919803" calcext:value-type="date">
            <text:p>2017-08-29 23:51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8-29T23:51:59.594636" calcext:value-type="date">
            <text:p>2017-08-29 23:52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date" office:date-value="2017-08-29T23:52:59.269468" calcext:value-type="date">
            <text:p>2017-08-29 23:52: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29T23:53:58.9443" calcext:value-type="date">
            <text:p>2017-08-29 23:53: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date" office:date-value="2017-08-29T23:54:58.619132" calcext:value-type="date">
            <text:p>2017-08-29 23:54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date" office:date-value="2017-08-29T23:55:58.293965" calcext:value-type="date">
            <text:p>2017-08-29 23:55: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date" office:date-value="2017-08-29T23:56:57.968798" calcext:value-type="date">
            <text:p>2017-08-29 23:56: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date" office:date-value="2017-08-29T23:57:57.64363" calcext:value-type="date">
            <text:p>2017-08-29 23:57: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29T23:58:57.318462" calcext:value-type="date">
            <text:p>2017-08-29 23:58: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8-29T23:59:56.993294" calcext:value-type="date">
            <text:p>2017-08-29 23:59: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date" office:date-value="2017-08-30T00:00:56.668126" calcext:value-type="date">
            <text:p>2017-08-30 00:00: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date" office:date-value="2017-08-30T00:01:56.342959" calcext:value-type="date">
            <text:p>2017-08-30 00:01: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30T00:02:56.017791" calcext:value-type="date">
            <text:p>2017-08-30 00:02: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date" office:date-value="2017-08-30T00:03:55.692624" calcext:value-type="date">
            <text:p>2017-08-30 00:03: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date" office:date-value="2017-08-30T00:04:55.367456" calcext:value-type="date">
            <text:p>2017-08-30 00:04: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date" office:date-value="2017-08-30T00:05:55.042289" calcext:value-type="date">
            <text:p>2017-08-30 00:05: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8-30T00:06:54.717121" calcext:value-type="date">
            <text:p>2017-08-30 00:06: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30T00:07:54.391953" calcext:value-type="date">
            <text:p>2017-08-30 00:07: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date" office:date-value="2017-08-30T00:08:54.066785" calcext:value-type="date">
            <text:p>2017-08-30 00:08: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30T00:09:53.741618" calcext:value-type="date">
            <text:p>2017-08-30 00:09: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date" office:date-value="2017-08-30T00:10:53.416451" calcext:value-type="date">
            <text:p>2017-08-30 00:10: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date" office:date-value="2017-08-30T00:11:53.091283" calcext:value-type="date">
            <text:p>2017-08-30 00:11: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date" office:date-value="2017-08-30T00:12:52.766115" calcext:value-type="date">
            <text:p>2017-08-30 00:12: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date" office:date-value="2017-08-30T00:13:52.440947" calcext:value-type="date">
            <text:p>2017-08-30 00:13: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date" office:date-value="2017-08-30T00:14:52.115779" calcext:value-type="date">
            <text:p>2017-08-30 00:14: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date" office:date-value="2017-08-30T00:15:51.790612" calcext:value-type="date">
            <text:p>2017-08-30 00:15: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date" office:date-value="2017-08-30T00:16:51.465445" calcext:value-type="date">
            <text:p>2017-08-30 00:16: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30T00:17:51.140277" calcext:value-type="date">
            <text:p>2017-08-30 00:17: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7-08-30T00:18:50.815109" calcext:value-type="date">
            <text:p>2017-08-30 00:18: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8-30T00:19:50.489941" calcext:value-type="date">
            <text:p>2017-08-30 00:19: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date" office:date-value="2017-08-30T00:20:50.164774" calcext:value-type="date">
            <text:p>2017-08-30 00:20: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8-30T00:21:49.839606" calcext:value-type="date">
            <text:p>2017-08-30 00:21: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date" office:date-value="2017-08-30T00:22:49.514439" calcext:value-type="date">
            <text:p>2017-08-30 00:22: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date" office:date-value="2017-08-30T00:23:49.189271" calcext:value-type="date">
            <text:p>2017-08-30 00:23: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date" office:date-value="2017-08-30T00:24:48.864103" calcext:value-type="date">
            <text:p>2017-08-30 00:24: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date" office:date-value="2017-08-30T00:25:48.538936" calcext:value-type="date">
            <text:p>2017-08-30 00:25: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date" office:date-value="2017-08-30T00:26:48.213768" calcext:value-type="date">
            <text:p>2017-08-30 00:26: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date" office:date-value="2017-08-30T00:27:47.8886" calcext:value-type="date">
            <text:p>2017-08-30 00:27: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date" office:date-value="2017-08-30T00:28:47.563432" calcext:value-type="date">
            <text:p>2017-08-30 00:28: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date" office:date-value="2017-08-30T00:29:47.238265" calcext:value-type="date">
            <text:p>2017-08-30 00:29: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30T00:30:46.913098" calcext:value-type="date">
            <text:p>2017-08-30 00:30: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date" office:date-value="2017-08-30T00:31:46.58793" calcext:value-type="date">
            <text:p>2017-08-30 00:31: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date" office:date-value="2017-08-30T00:32:46.262762" calcext:value-type="date">
            <text:p>2017-08-30 00:32: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7-08-30T00:33:45.937594" calcext:value-type="date">
            <text:p>2017-08-30 00:33: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date" office:date-value="2017-08-30T00:34:45.612426" calcext:value-type="date">
            <text:p>2017-08-30 00:34: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date" office:date-value="2017-08-30T00:35:45.287259" calcext:value-type="date">
            <text:p>2017-08-30 00:35: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date" office:date-value="2017-08-30T00:36:44.962092" calcext:value-type="date">
            <text:p>2017-08-30 00:36: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date" office:date-value="2017-08-30T00:37:44.636924" calcext:value-type="date">
            <text:p>2017-08-30 00:37: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date" office:date-value="2017-08-30T00:38:44.311756" calcext:value-type="date">
            <text:p>2017-08-30 00:38: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date" office:date-value="2017-08-30T00:39:43.986588" calcext:value-type="date">
            <text:p>2017-08-30 00:39: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date" office:date-value="2017-08-30T00:40:43.661421" calcext:value-type="date">
            <text:p>2017-08-30 00:40: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date" office:date-value="2017-08-30T00:41:43.336253" calcext:value-type="date">
            <text:p>2017-08-30 00:41: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date" office:date-value="2017-08-30T00:42:43.011086" calcext:value-type="date">
            <text:p>2017-08-30 00:42: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date" office:date-value="2017-08-30T00:43:42.685918" calcext:value-type="date">
            <text:p>2017-08-30 00:43: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date" office:date-value="2017-08-30T00:44:42.36075" calcext:value-type="date">
            <text:p>2017-08-30 00:44: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date" office:date-value="2017-08-30T00:45:42.035583" calcext:value-type="date">
            <text:p>2017-08-30 00:45: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date" office:date-value="2017-08-30T00:46:41.710415" calcext:value-type="date">
            <text:p>2017-08-30 00:46: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date" office:date-value="2017-08-30T00:47:41.385247" calcext:value-type="date">
            <text:p>2017-08-30 00:47: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30T00:48:41.060079" calcext:value-type="date">
            <text:p>2017-08-30 00:48: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date" office:date-value="2017-08-30T00:49:40.734912" calcext:value-type="date">
            <text:p>2017-08-30 00:49: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date" office:date-value="2017-08-30T00:50:40.409745" calcext:value-type="date">
            <text:p>2017-08-30 00:50: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30T00:51:40.084577" calcext:value-type="date">
            <text:p>2017-08-30 00:51: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date" office:date-value="2017-08-30T00:52:39.759409" calcext:value-type="date">
            <text:p>2017-08-30 00:52: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30T00:53:39.434241" calcext:value-type="date">
            <text:p>2017-08-30 00:53: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date" office:date-value="2017-08-30T00:54:39.109073" calcext:value-type="date">
            <text:p>2017-08-30 00:54: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date" office:date-value="2017-08-30T00:55:38.783906" calcext:value-type="date">
            <text:p>2017-08-30 00:55: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8-30T00:56:38.458739" calcext:value-type="date">
            <text:p>2017-08-30 00:56: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30T00:57:38.133571" calcext:value-type="date">
            <text:p>2017-08-30 00:57: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date" office:date-value="2017-08-30T00:58:37.808403" calcext:value-type="date">
            <text:p>2017-08-30 00:58: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date" office:date-value="2017-08-30T00:59:37.483235" calcext:value-type="date">
            <text:p>2017-08-30 00:59: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date" office:date-value="2017-08-30T01:00:37.158068" calcext:value-type="date">
            <text:p>2017-08-30 01:00: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date" office:date-value="2017-08-30T01:01:36.8329" calcext:value-type="date">
            <text:p>2017-08-30 01:01: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date" office:date-value="2017-08-30T01:02:36.507733" calcext:value-type="date">
            <text:p>2017-08-30 01:02: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date" office:date-value="2017-08-30T01:03:36.182565" calcext:value-type="date">
            <text:p>2017-08-30 01:03: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date" office:date-value="2017-08-30T01:04:35.857397" calcext:value-type="date">
            <text:p>2017-08-30 01:04: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date" office:date-value="2017-08-30T01:05:35.53223" calcext:value-type="date">
            <text:p>2017-08-30 01:05: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date" office:date-value="2017-08-30T01:06:35.207062" calcext:value-type="date">
            <text:p>2017-08-30 01:06: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30T01:07:34.881894" calcext:value-type="date">
            <text:p>2017-08-30 01:07: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date" office:date-value="2017-08-30T01:08:34.556727" calcext:value-type="date">
            <text:p>2017-08-30 01:08: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30T01:09:34.231559" calcext:value-type="date">
            <text:p>2017-08-30 01:09: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date" office:date-value="2017-08-30T01:10:33.906392" calcext:value-type="date">
            <text:p>2017-08-30 01:10: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8-30T01:11:33.581224" calcext:value-type="date">
            <text:p>2017-08-30 01:11: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date" office:date-value="2017-08-30T01:12:33.256056" calcext:value-type="date">
            <text:p>2017-08-30 01:12: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date" office:date-value="2017-08-30T01:13:32.930888" calcext:value-type="date">
            <text:p>2017-08-30 01:13: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date" office:date-value="2017-08-30T01:14:32.60572" calcext:value-type="date">
            <text:p>2017-08-30 01:14: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30T01:15:32.280553" calcext:value-type="date">
            <text:p>2017-08-30 01:15: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date" office:date-value="2017-08-30T01:16:31.955386" calcext:value-type="date">
            <text:p>2017-08-30 01:16: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date" office:date-value="2017-08-30T01:17:31.630218" calcext:value-type="date">
            <text:p>2017-08-30 01:17: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7-08-30T01:18:31.30505" calcext:value-type="date">
            <text:p>2017-08-30 01:18: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date" office:date-value="2017-08-30T01:19:30.979882" calcext:value-type="date">
            <text:p>2017-08-30 01:19: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8-30T01:20:30.654715" calcext:value-type="date">
            <text:p>2017-08-30 01:20: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date" office:date-value="2017-08-30T01:21:30.329547" calcext:value-type="date">
            <text:p>2017-08-30 01:21: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date" office:date-value="2017-08-30T01:22:30.00438" calcext:value-type="date">
            <text:p>2017-08-30 01:22: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date" office:date-value="2017-08-30T01:23:29.679212" calcext:value-type="date">
            <text:p>2017-08-30 01:23: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date" office:date-value="2017-08-30T01:24:29.354044" calcext:value-type="date">
            <text:p>2017-08-30 01:24: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date" office:date-value="2017-08-30T01:25:29.028877" calcext:value-type="date">
            <text:p>2017-08-30 01:25: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date" office:date-value="2017-08-30T01:26:28.703709" calcext:value-type="date">
            <text:p>2017-08-30 01:26: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30T01:27:28.378541" calcext:value-type="date">
            <text:p>2017-08-30 01:27: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date" office:date-value="2017-08-30T01:28:28.053374" calcext:value-type="date">
            <text:p>2017-08-30 01:28: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7-08-30T01:29:27.728206" calcext:value-type="date">
            <text:p>2017-08-30 01:29: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date" office:date-value="2017-08-30T01:30:27.403039" calcext:value-type="date">
            <text:p>2017-08-30 01:30: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date" office:date-value="2017-08-30T01:31:27.077871" calcext:value-type="date">
            <text:p>2017-08-30 01:31: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date" office:date-value="2017-08-30T01:32:26.752703" calcext:value-type="date">
            <text:p>2017-08-30 01:32: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date" office:date-value="2017-08-30T01:33:26.427535" calcext:value-type="date">
            <text:p>2017-08-30 01:33: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date" office:date-value="2017-08-30T01:34:26.102368" calcext:value-type="date">
            <text:p>2017-08-30 01:34: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date" office:date-value="2017-08-30T01:35:25.7772" calcext:value-type="date">
            <text:p>2017-08-30 01:35: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date" office:date-value="2017-08-30T01:36:25.452033" calcext:value-type="date">
            <text:p>2017-08-30 01:36: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date" office:date-value="2017-08-30T01:37:25.126865" calcext:value-type="date">
            <text:p>2017-08-30 01:37: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date" office:date-value="2017-08-30T01:38:24.801697" calcext:value-type="date">
            <text:p>2017-08-30 01:38: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date" office:date-value="2017-08-30T01:39:24.47653" calcext:value-type="date">
            <text:p>2017-08-30 01:39: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date" office:date-value="2017-08-30T01:40:24.151362" calcext:value-type="date">
            <text:p>2017-08-30 01:40: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date" office:date-value="2017-08-30T01:41:23.826194" calcext:value-type="date">
            <text:p>2017-08-30 01:41: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date" office:date-value="2017-08-30T01:42:23.501027" calcext:value-type="date">
            <text:p>2017-08-30 01:42: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8-30T01:43:23.175859" calcext:value-type="date">
            <text:p>2017-08-30 01:43: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date" office:date-value="2017-08-30T01:44:22.850692" calcext:value-type="date">
            <text:p>2017-08-30 01:44: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8-30T01:45:22.525524" calcext:value-type="date">
            <text:p>2017-08-30 01:45: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date" office:date-value="2017-08-30T01:46:22.200356" calcext:value-type="date">
            <text:p>2017-08-30 01:46: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date" office:date-value="2017-08-30T01:47:21.875188" calcext:value-type="date">
            <text:p>2017-08-30 01:47: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date" office:date-value="2017-08-30T01:48:21.550021" calcext:value-type="date">
            <text:p>2017-08-30 01:48: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date" office:date-value="2017-08-30T01:49:21.224853" calcext:value-type="date">
            <text:p>2017-08-30 01:49: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8-30T01:50:20.899686" calcext:value-type="date">
            <text:p>2017-08-30 01:50: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8-30T01:51:20.574518" calcext:value-type="date">
            <text:p>2017-08-30 01:51: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date" office:date-value="2017-08-30T01:52:20.24935" calcext:value-type="date">
            <text:p>2017-08-30 01:52: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30T01:53:19.924182" calcext:value-type="date">
            <text:p>2017-08-30 01:53: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date" office:date-value="2017-08-30T01:54:19.599015" calcext:value-type="date">
            <text:p>2017-08-30 01:54: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30T01:55:19.273847" calcext:value-type="date">
            <text:p>2017-08-30 01:55: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date" office:date-value="2017-08-30T01:56:18.94868" calcext:value-type="date">
            <text:p>2017-08-30 01:56: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date" office:date-value="2017-08-30T01:57:18.623512" calcext:value-type="date">
            <text:p>2017-08-30 01:57: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7-08-30T01:58:18.298344" calcext:value-type="date">
            <text:p>2017-08-30 01:58: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date" office:date-value="2017-08-30T01:59:17.973177" calcext:value-type="date">
            <text:p>2017-08-30 01:59: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date" office:date-value="2017-08-30T02:00:17.648009" calcext:value-type="date">
            <text:p>2017-08-30 02:00: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date" office:date-value="2017-08-30T02:01:17.322841" calcext:value-type="date">
            <text:p>2017-08-30 02:01: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date" office:date-value="2017-08-30T02:02:16.997674" calcext:value-type="date">
            <text:p>2017-08-30 02:02: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date" office:date-value="2017-08-30T02:03:16.672506" calcext:value-type="date">
            <text:p>2017-08-30 02:03: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date" office:date-value="2017-08-30T02:04:16.347339" calcext:value-type="date">
            <text:p>2017-08-30 02:04: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date" office:date-value="2017-08-30T02:05:16.022171" calcext:value-type="date">
            <text:p>2017-08-30 02:05: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date" office:date-value="2017-08-30T02:06:15.697003" calcext:value-type="date">
            <text:p>2017-08-30 02:06: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date" office:date-value="2017-08-30T02:07:15.371835" calcext:value-type="date">
            <text:p>2017-08-30 02:07: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8-30T02:08:15.046668" calcext:value-type="date">
            <text:p>2017-08-30 02:08: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30T02:09:14.7215" calcext:value-type="date">
            <text:p>2017-08-30 02:09: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date" office:date-value="2017-08-30T02:10:14.396333" calcext:value-type="date">
            <text:p>2017-08-30 02:10: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date" office:date-value="2017-08-30T02:11:14.071165" calcext:value-type="date">
            <text:p>2017-08-30 02:11: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date" office:date-value="2017-08-30T02:12:13.745997" calcext:value-type="date">
            <text:p>2017-08-30 02:12: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date" office:date-value="2017-08-30T02:13:13.420829" calcext:value-type="date">
            <text:p>2017-08-30 02:13: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date" office:date-value="2017-08-30T02:14:13.095662" calcext:value-type="date">
            <text:p>2017-08-30 02:14: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date" office:date-value="2017-08-30T02:15:12.770494" calcext:value-type="date">
            <text:p>2017-08-30 02:15: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30T02:16:12.445327" calcext:value-type="date">
            <text:p>2017-08-30 02:16: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date" office:date-value="2017-08-30T02:17:12.120159" calcext:value-type="date">
            <text:p>2017-08-30 02:17: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date" office:date-value="2017-08-30T02:18:11.794991" calcext:value-type="date">
            <text:p>2017-08-30 02:18: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date" office:date-value="2017-08-30T02:19:11.469824" calcext:value-type="date">
            <text:p>2017-08-30 02:19: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date" office:date-value="2017-08-30T02:20:11.144656" calcext:value-type="date">
            <text:p>2017-08-30 02:20: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8-30T02:21:10.819488" calcext:value-type="date">
            <text:p>2017-08-30 02:21: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7-08-30T02:22:10.494321" calcext:value-type="date">
            <text:p>2017-08-30 02:22: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date" office:date-value="2017-08-30T02:23:10.169153" calcext:value-type="date">
            <text:p>2017-08-30 02:23: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date" office:date-value="2017-08-30T02:24:09.843986" calcext:value-type="date">
            <text:p>2017-08-30 02:24: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30T02:25:09.518818" calcext:value-type="date">
            <text:p>2017-08-30 02:25: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date" office:date-value="2017-08-30T02:26:09.19365" calcext:value-type="date">
            <text:p>2017-08-30 02:26: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date" office:date-value="2017-08-30T02:27:08.868482" calcext:value-type="date">
            <text:p>2017-08-30 02:27: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date" office:date-value="2017-08-30T02:28:08.543315" calcext:value-type="date">
            <text:p>2017-08-30 02:28: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30T02:29:08.218147" calcext:value-type="date">
            <text:p>2017-08-30 02:29: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date" office:date-value="2017-08-30T02:30:07.89298" calcext:value-type="date">
            <text:p>2017-08-30 02:30: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30T02:31:07.567812" calcext:value-type="date">
            <text:p>2017-08-30 02:31: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8-30T02:32:07.242644" calcext:value-type="date">
            <text:p>2017-08-30 02:32: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date" office:date-value="2017-08-30T02:33:06.917476" calcext:value-type="date">
            <text:p>2017-08-30 02:33: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date" office:date-value="2017-08-30T02:34:06.592309" calcext:value-type="date">
            <text:p>2017-08-30 02:34: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7-08-30T02:35:06.267141" calcext:value-type="date">
            <text:p>2017-08-30 02:35: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date" office:date-value="2017-08-30T02:36:05.941974" calcext:value-type="date">
            <text:p>2017-08-30 02:36: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date" office:date-value="2017-08-30T02:37:05.616806" calcext:value-type="date">
            <text:p>2017-08-30 02:37: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date" office:date-value="2017-08-30T02:38:05.291638" calcext:value-type="date">
            <text:p>2017-08-30 02:38: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date" office:date-value="2017-08-30T02:39:04.966471" calcext:value-type="date">
            <text:p>2017-08-30 02:39: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date" office:date-value="2017-08-30T02:40:04.641303" calcext:value-type="date">
            <text:p>2017-08-30 02:40: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date" office:date-value="2017-08-30T02:41:04.316135" calcext:value-type="date">
            <text:p>2017-08-30 02:41: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8-30T02:42:03.990968" calcext:value-type="date">
            <text:p>2017-08-30 02:42: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date" office:date-value="2017-08-30T02:43:03.6658" calcext:value-type="date">
            <text:p>2017-08-30 02:43: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date" office:date-value="2017-08-30T02:44:03.340633" calcext:value-type="date">
            <text:p>2017-08-30 02:44: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date" office:date-value="2017-08-30T02:45:03.015465" calcext:value-type="date">
            <text:p>2017-08-30 02:45: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date" office:date-value="2017-08-30T02:46:02.690297" calcext:value-type="date">
            <text:p>2017-08-30 02:46: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date" office:date-value="2017-08-30T02:47:02.365129" calcext:value-type="date">
            <text:p>2017-08-30 02:47: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8-30T02:48:02.039962" calcext:value-type="date">
            <text:p>2017-08-30 02:48:0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7-08-30T02:49:01.714794" calcext:value-type="date">
            <text:p>2017-08-30 02:49: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30T02:50:01.389627" calcext:value-type="date">
            <text:p>2017-08-30 02:50: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30T02:51:01.064459" calcext:value-type="date">
            <text:p>2017-08-30 02:51: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date" office:date-value="2017-08-30T02:52:00.739291" calcext:value-type="date">
            <text:p>2017-08-30 02:52: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date" office:date-value="2017-08-30T02:53:00.414123" calcext:value-type="date">
            <text:p>2017-08-30 02:53: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date" office:date-value="2017-08-30T02:54:00.088956" calcext:value-type="date">
            <text:p>2017-08-30 02:54: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30T02:54:59.763788" calcext:value-type="date">
            <text:p>2017-08-30 02:55: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date" office:date-value="2017-08-30T02:55:59.438621" calcext:value-type="date">
            <text:p>2017-08-30 02:55: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date" office:date-value="2017-08-30T02:56:59.113453" calcext:value-type="date">
            <text:p>2017-08-30 02:56:59</text:p>
          </table:table-cell>
        </table:table-row>
        <table:table-row table:style-name="ro1" table:number-rows-repeated="10483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28:10.215573864</dc:date>
    <meta:editing-duration>PT10M51S</meta:editing-duration>
    <meta:editing-cycles>2</meta:editing-cycles>
    <meta:generator>LibreOffice/5.1.6.2$Linux_X86_64 LibreOffice_project/10m0$Build-2</meta:generator>
    <meta:document-statistic meta:table-count="1" meta:cell-count="1000" meta:object-count="0"/>
  </office:meta>
</office:document-meta>
</file>